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C0000002CF0F761822312CE02B.png" manifest:media-type="image/png"/>
  <manifest:file-entry manifest:full-path="Pictures/100002010000025E00000210B902ABA757ACF57E.png" manifest:media-type="image/png"/>
  <manifest:file-entry manifest:full-path="Pictures/10000200000003C0000002CFB21DDDCC4E4CFE57.png" manifest:media-type="image/png"/>
  <manifest:file-entry manifest:full-path="Pictures/2000000E0000634100004A4C8B8C0B6EC20B2683.svm" manifest:media-type="image/x-svm"/>
  <manifest:file-entry manifest:full-path="Pictures/10000200000003C0000002CF025F2A79D1BF0A45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F1B629437F9FACAA.png" manifest:media-type="image/png"/>
  <manifest:file-entry manifest:full-path="Pictures/2000000C0000634100004A4C3651558E9C43717A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3" style:family="graphic">
      <style:graphic-properties style:protect="size"/>
    </style:style>
    <style:style style:name="pr1" style:family="presentation" style:parent-style-name="Focus3-title">
      <style:graphic-properties draw:auto-grow-height="true" fo:min-height="1.644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13.454cm" svg:height="1.644cm" svg:x="3.146cm" svg:y="0.156cm" presentation:class="title" presentation:user-transformed="true">
          <draw:text-box>
            <text:p>Big Data Analytics</text:p>
          </draw:text-box>
        </draw:frame>
        <draw:frame draw:style-name="gr1" draw:text-style-name="P2" draw:layer="layout" svg:width="9.977cm" svg:height="8.693cm" svg:x="18cm" svg:y="0cm">
          <draw:image xlink:href="Pictures/100002010000025E00000210B902ABA757ACF57E.png" xlink:type="simple" xlink:show="embed" xlink:actuate="onLoad" loext:mime-type="image/png">
            <text:p/>
          </draw:image>
        </draw:frame>
        <draw:frame draw:style-name="gr2" draw:text-style-name="P4" draw:layer="layout" svg:width="11.8cm" svg:height="5.467cm" svg:x="16.4cm" svg:y="8.8cm">
          <draw:text-box>
            <text:p text:style-name="P3"><text:span text:style-name="T1">Big Data Analytics is extremely popular amongst companies as it boasts many advantages to becoming a successful business. Cost reduction, efficiency and advancements in products and services are just a few of the advantages that will be discussed as well as how companies acquire this dat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025F2A79D1BF0A4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0F761822312CE02B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1B629437F9FACAA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B21DDDCC4E4CFE5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5:39:30.492000000</meta:creation-date>
    <meta:editing-duration>PT59M48S</meta:editing-duration>
    <meta:editing-cycles>6</meta:editing-cycles>
    <meta:generator>Trio_Office/6.2.8.2$Windows_x86 LibreOffice_project/</meta:generator>
    <dc:title>Focus</dc:title>
    <dc:date>2020-05-11T12:34:12.874000000</dc:date>
    <meta:document-statistic meta:object-count="63"/>
  </office:meta>
</office:document-meta>
</file>